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c0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2a00ff"/>
    </style:style>
    <style:style style:name="T9" style:family="text">
      <style:text-properties fo:color="#3f7f5f"/>
    </style:style>
    <style:style style:name="T10" style:family="text">
      <style:text-properties fo:color="#7f9fbf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import</text:span> java.io.FileInputStream;</text:p>
      <text:p text:style-name="P4"><text:span text:style-name="T5">import</text:span><text:span text:style-name="T1"> java.io.FileNotFoundException;</text:span></text:p>
      <text:p text:style-name="P4"><text:span text:style-name="T5">import</text:span><text:span text:style-name="T1"> java.io.FileOutputStream;</text:span></text:p>
      <text:p text:style-name="P4"><text:span text:style-name="T5">import</text:span><text:span text:style-name="T1"> java.io.IOException;</text:span></text:p>
      <text:p text:style-name="P4"><text:span text:style-name="T5">import</text:span><text:span text:style-name="T1"> java.nio.ByteBuffer;</text:span></text:p>
      <text:p text:style-name="P4"><text:span text:style-name="T5">import</text:span><text:span text:style-name="T1"> java.nio.channels.FileChannel;</text:span></text:p>
      <text:p text:style-name="P4"/>
      <text:p text:style-name="P4"><text:span text:style-name="T5">public</text:span><text:span text:style-name="T1"> </text:span><text:span text:style-name="T5">class</text:span><text:span text:style-name="T1"> StaticTest {</text:span></text:p>
      <text:p text:style-name="P4"/>
      <text:p text:style-name="P4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final</text:span><text:span text:style-name="T1"> String </text:span><text:span text:style-name="T7">SrcFile1</text:span><text:span text:style-name="T1"> = </text:span><text:span text:style-name="T8">"/media/57ae2800-ac75-4005-9dee-cceacc44f306/leiyong/公共的/Android4.3_r2.1.tar.gz"</text:span><text:span text:style-name="T1">;</text:span></text:p>
      <text:p text:style-name="P4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final</text:span><text:span text:style-name="T1"> String </text:span><text:span text:style-name="T7">DesFile1</text:span><text:span text:style-name="T1"> = </text:span><text:span text:style-name="T8">"/media/57ae2800-ac75-4005-9dee-cceacc44f306/leiyong/公共的/Des_Android4.3_r2.1.tar.gz"</text:span><text:span text:style-name="T1">;</text:span></text:p>
      <text:p text:style-name="P4"/>
      <text:p text:style-name="P4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final</text:span><text:span text:style-name="T1"> String </text:span><text:span text:style-name="T7">SrcFile2</text:span><text:span text:style-name="T1"> = </text:span><text:span text:style-name="T8">"/media/57ae2800-ac75-4005-9dee-cceacc44f306/leiyong/下载/bluegriffon-1.6.2-Ubuntu12.04-x86_64.tar.bz2"</text:span><text:span text:style-name="T1">;</text:span></text:p>
      <text:p text:style-name="P4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final</text:span><text:span text:style-name="T1"> String </text:span><text:span text:style-name="T7">DesFile2</text:span><text:span text:style-name="T1"> = </text:span><text:span text:style-name="T8">"/media/57ae2800-ac75-4005-9dee-cceacc44f306/leiyong/下载/Des_bluegriffon-1.6.2-Ubuntu12.04-x86_64.tar.bz2"</text:span><text:span text:style-name="T1">;</text:span></text:p>
      <text:p text:style-name="P4"/>
      <text:p text:style-name="P4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void</text:span><text:span text:style-name="T1"> copyFileByStream() {</text:span></text:p>
      <text:p text:style-name="P4"/>
      <text:p text:style-name="P4"><text:span text:style-name="T1"><text:s text:c="8"/>FileInputStream inputStream = </text:span><text:span text:style-name="T5">null</text:span><text:span text:style-name="T1">;</text:span></text:p>
      <text:p text:style-name="P4"><text:span text:style-name="T1"><text:s text:c="8"/>FileOutputStream outputStream = </text:span><text:span text:style-name="T5">null</text:span><text:span text:style-name="T1">;</text:span></text:p>
      <text:p text:style-name="P4"/>
      <text:p text:style-name="P4"><text:span text:style-name="T1"><text:s text:c="8"/>System.</text:span><text:span text:style-name="T7">out</text:span><text:span text:style-name="T1">.println(</text:span><text:span text:style-name="T8">"copyFileByStream START time "</text:span><text:span text:style-name="T1"> + System.</text:span><text:span text:style-name="T2">currentTimeMillis</text:span><text:span text:style-name="T1">());</text:span></text:p>
      <text:p text:style-name="P4"/>
      <text:p text:style-name="P4"><text:span text:style-name="T1"><text:s text:c="8"/></text:span><text:span text:style-name="T5">try</text:span><text:span text:style-name="T1"> {</text:span></text:p>
      <text:p text:style-name="P4"><text:span text:style-name="T1"><text:s text:c="12"/>inputStream = </text:span><text:span text:style-name="T5">new</text:span><text:span text:style-name="T1"> FileInputStream(</text:span><text:span text:style-name="T7">SrcFile1</text:span><text:span text:style-name="T1">);</text:span></text:p>
      <text:p text:style-name="P4"><text:span text:style-name="T1"><text:s text:c="12"/>outputStream = </text:span><text:span text:style-name="T5">new</text:span><text:span text:style-name="T1"> FileOutputStream(</text:span><text:span text:style-name="T7">DesFile1</text:span><text:span text:style-name="T1">);</text:span></text:p>
      <text:p text:style-name="P4"/>
      <text:p text:style-name="P4"><text:span text:style-name="T1"><text:s text:c="12"/></text:span><text:span text:style-name="T5">byte</text:span><text:span text:style-name="T1">[] buffer = </text:span><text:span text:style-name="T5">new</text:span><text:span text:style-name="T1"> </text:span><text:span text:style-name="T5">byte</text:span><text:span text:style-name="T1">[8192];</text:span></text:p>
      <text:p text:style-name="P4"><text:span text:style-name="T1"><text:s text:c="12"/></text:span><text:span text:style-name="T5">int</text:span><text:span text:style-name="T1"> len = 0;</text:span></text:p>
      <text:p text:style-name="P4"><text:span text:style-name="T1"><text:s text:c="12"/></text:span><text:span text:style-name="T5">while</text:span><text:span text:style-name="T1"> ((len = inputStream.read(buffer)) != -1) {</text:span></text:p>
      <text:p text:style-name="P1"><text:s text:c="16"/>outputStream.write(buffer, 0, len);</text:p>
      <text:p text:style-name="P1"><text:s text:c="12"/>}</text:p>
      <text:p text:style-name="P4"/>
      <text:p text:style-name="P4"><text:span text:style-name="T1"><text:s text:c="8"/>} </text:span><text:span text:style-name="T5">catch</text:span><text:span text:style-name="T1"> (FileNotFoundException e) {</text:span></text:p>
      <text:p text:style-name="P4"><text:span text:style-name="T1"><text:s text:c="12"/></text:span><text:span text:style-name="T9">// </text:span><text:span text:style-name="T10">TODO</text:span><text:span text:style-name="T9"> Auto-generated catch block</text:span></text:p>
      <text:p text:style-name="P1"><text:s text:c="12"/>e.printStackTrace();</text:p>
      <text:p text:style-name="P4"><text:span text:style-name="T1"><text:s text:c="8"/>} </text:span><text:span text:style-name="T5">catch</text:span><text:span text:style-name="T1"> (IOException e) {</text:span></text:p>
      <text:p text:style-name="P4"><text:span text:style-name="T1"><text:s text:c="12"/></text:span><text:span text:style-name="T9">// </text:span><text:span text:style-name="T10">TODO</text:span><text:span text:style-name="T9"> Auto-generated catch block</text:span></text:p>
      <text:p text:style-name="P1"><text:s text:c="12"/>e.printStackTrace();</text:p>
      <text:p text:style-name="P4"><text:span text:style-name="T1"><text:s text:c="8"/>} </text:span><text:span text:style-name="T5">finally</text:span><text:span text:style-name="T1"> {</text:span></text:p>
      <text:p text:style-name="P4"><text:span text:style-name="T1"><text:s text:c="12"/></text:span><text:span text:style-name="T5">if</text:span><text:span text:style-name="T1"> (inputStream != </text:span><text:span text:style-name="T5">null</text:span><text:span text:style-name="T1">) {</text:span></text:p>
      <text:p text:style-name="P4"><text:span text:style-name="T1"><text:s text:c="16"/></text:span><text:span text:style-name="T5">try</text:span><text:span text:style-name="T1"> {</text:span></text:p>
      <text:p text:style-name="P1"><text:s text:c="20"/>inputStream.close();</text:p>
      <text:p text:style-name="P4"><text:span text:style-name="T1"><text:s text:c="16"/>} </text:span><text:span text:style-name="T5">catch</text:span><text:span text:style-name="T1"> (IOException e) {</text:span></text:p>
      <text:p text:style-name="P4"><text:span text:style-name="T1"><text:s text:c="20"/></text:span><text:span text:style-name="T9">// </text:span><text:span text:style-name="T10">TODO</text:span><text:span text:style-name="T9"> Auto-generated catch block</text:span></text:p>
      <text:p text:style-name="P1"><text:s text:c="20"/>e.printStackTrace();</text:p>
      <text:p text:style-name="P1"><text:s text:c="16"/>}</text:p>
      <text:p text:style-name="P1"><text:s text:c="12"/>}</text:p>
      <text:p text:style-name="P4"><text:span text:style-name="T1"><text:s text:c="12"/></text:span><text:span text:style-name="T5">if</text:span><text:span text:style-name="T1"> (outputStream != </text:span><text:span text:style-name="T5">null</text:span><text:span text:style-name="T1">) {</text:span></text:p>
      <text:p text:style-name="P4"><text:span text:style-name="T1"><text:s text:c="16"/></text:span><text:span text:style-name="T5">try</text:span><text:span text:style-name="T1"> {</text:span></text:p>
      <text:p text:style-name="P1"><text:s text:c="20"/>outputStream.close();</text:p>
      <text:p text:style-name="P4"><text:span text:style-name="T1"><text:s text:c="16"/>} </text:span><text:span text:style-name="T5">catch</text:span><text:span text:style-name="T1"> (IOException e) {</text:span></text:p>
      <text:p text:style-name="P4"><text:span text:style-name="T1"><text:s text:c="20"/></text:span><text:span text:style-name="T9">// </text:span><text:span text:style-name="T10">TODO</text:span><text:span text:style-name="T9"> Auto-generated catch block</text:span></text:p>
      <text:p text:style-name="P1"><text:s text:c="20"/>e.printStackTrace();</text:p>
      <text:p text:style-name="P1"><text:s text:c="16"/>}</text:p>
      <text:p text:style-name="P1"><text:s text:c="12"/>}</text:p>
      <text:p text:style-name="P1"><text:s text:c="8"/>}</text:p>
      <text:p text:style-name="P4"/>
      <text:p text:style-name="P4"><text:soft-page-break/><text:span text:style-name="T1"><text:s text:c="8"/>System.</text:span><text:span text:style-name="T7">out</text:span><text:span text:style-name="T1">.println(</text:span><text:span text:style-name="T8">"copyFileByStream END time "</text:span><text:span text:style-name="T1"> + System.</text:span><text:span text:style-name="T2">currentTimeMillis</text:span><text:span text:style-name="T1">());</text:span></text:p>
      <text:p text:style-name="P4"/>
      <text:p text:style-name="P1"><text:s text:c="4"/>}</text:p>
      <text:p text:style-name="P4"/>
      <text:p text:style-name="P4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void</text:span><text:span text:style-name="T1"> copyFileByChannel() {</text:span></text:p>
      <text:p text:style-name="P4"/>
      <text:p text:style-name="P4"><text:span text:style-name="T1"><text:s text:c="8"/>FileInputStream inputStream = </text:span><text:span text:style-name="T5">null</text:span><text:span text:style-name="T1">;</text:span></text:p>
      <text:p text:style-name="P4"><text:span text:style-name="T1"><text:s text:c="8"/>FileOutputStream outputStream = </text:span><text:span text:style-name="T5">null</text:span><text:span text:style-name="T1">;</text:span></text:p>
      <text:p text:style-name="P4"><text:span text:style-name="T1"><text:s text:c="8"/>FileChannel inChannel = </text:span><text:span text:style-name="T5">null</text:span><text:span text:style-name="T1">;</text:span></text:p>
      <text:p text:style-name="P4"><text:span text:style-name="T1"><text:s text:c="8"/>FileChannel outChannel = </text:span><text:span text:style-name="T5">null</text:span><text:span text:style-name="T1">;</text:span></text:p>
      <text:p text:style-name="P4"/>
      <text:p text:style-name="P4"><text:span text:style-name="T1"><text:s text:c="8"/>System.</text:span><text:span text:style-name="T7">out</text:span><text:span text:style-name="T1">.println(</text:span><text:span text:style-name="T8">"copyFileByChannel START time "</text:span><text:span text:style-name="T1"> + System.</text:span><text:span text:style-name="T2">currentTimeMillis</text:span><text:span text:style-name="T1">());</text:span></text:p>
      <text:p text:style-name="P4"/>
      <text:p text:style-name="P4"><text:span text:style-name="T1"><text:s text:c="8"/></text:span><text:span text:style-name="T5">try</text:span><text:span text:style-name="T1"> {</text:span></text:p>
      <text:p text:style-name="P4"><text:span text:style-name="T1"><text:s text:c="12"/>inputStream = </text:span><text:span text:style-name="T5">new</text:span><text:span text:style-name="T1"> FileInputStream(</text:span><text:span text:style-name="T7">SrcFile1</text:span><text:span text:style-name="T1">);</text:span></text:p>
      <text:p text:style-name="P4"><text:span text:style-name="T1"><text:s text:c="12"/>outputStream = </text:span><text:span text:style-name="T5">new</text:span><text:span text:style-name="T1"> FileOutputStream(</text:span><text:span text:style-name="T7">DesFile1</text:span><text:span text:style-name="T1">);</text:span></text:p>
      <text:p text:style-name="P1"><text:s text:c="12"/>inChannel = inputStream.getChannel();</text:p>
      <text:p text:style-name="P1"><text:s text:c="12"/>outChannel = outputStream.getChannel();</text:p>
      <text:p text:style-name="P4"/>
      <text:p text:style-name="P1"><text:s text:c="12"/>ByteBuffer byteBuffer = ByteBuffer.<text:span text:style-name="T11">allocateDirect</text:span>(100 * 1024);</text:p>
      <text:p text:style-name="P4"/>
      <text:p text:style-name="P4"><text:span text:style-name="T1"><text:s text:c="12"/></text:span><text:span text:style-name="T5">while</text:span><text:span text:style-name="T1"> ((inChannel.read(byteBuffer)) != -1) {</text:span></text:p>
      <text:p text:style-name="P1"><text:s text:c="16"/>byteBuffer.flip();</text:p>
      <text:p text:style-name="P4"><text:span text:style-name="T1"><text:s text:c="16"/></text:span><text:span text:style-name="T5">if</text:span><text:span text:style-name="T1"> (byteBuffer.hasRemaining()) {</text:span></text:p>
      <text:p text:style-name="P1"><text:s text:c="20"/>outChannel.write(byteBuffer);</text:p>
      <text:p text:style-name="P1"><text:s text:c="16"/>}</text:p>
      <text:p text:style-name="P1"><text:s text:c="16"/>byteBuffer.clear();</text:p>
      <text:p text:style-name="P1"><text:s text:c="12"/>}</text:p>
      <text:p text:style-name="P4"/>
      <text:p text:style-name="P4"><text:span text:style-name="T1"><text:s text:c="8"/>} </text:span><text:span text:style-name="T5">catch</text:span><text:span text:style-name="T1"> (FileNotFoundException e) {</text:span></text:p>
      <text:p text:style-name="P4"><text:span text:style-name="T1"><text:s text:c="12"/></text:span><text:span text:style-name="T9">// </text:span><text:span text:style-name="T10">TODO</text:span><text:span text:style-name="T9"> Auto-generated catch block</text:span></text:p>
      <text:p text:style-name="P1"><text:s text:c="12"/>e.printStackTrace();</text:p>
      <text:p text:style-name="P4"><text:span text:style-name="T1"><text:s text:c="8"/>} </text:span><text:span text:style-name="T5">catch</text:span><text:span text:style-name="T1"> (IOException e) {</text:span></text:p>
      <text:p text:style-name="P4"><text:span text:style-name="T1"><text:s text:c="12"/></text:span><text:span text:style-name="T9">// </text:span><text:span text:style-name="T10">TODO</text:span><text:span text:style-name="T9"> Auto-generated catch block</text:span></text:p>
      <text:p text:style-name="P1"><text:s text:c="12"/>e.printStackTrace();</text:p>
      <text:p text:style-name="P4"><text:span text:style-name="T1"><text:s text:c="8"/>} </text:span><text:span text:style-name="T5">finally</text:span><text:span text:style-name="T1"> {</text:span></text:p>
      <text:p text:style-name="P4"><text:span text:style-name="T1"><text:s text:c="12"/></text:span><text:span text:style-name="T5">if</text:span><text:span text:style-name="T1"> (inputStream != </text:span><text:span text:style-name="T5">null</text:span><text:span text:style-name="T1">) {</text:span></text:p>
      <text:p text:style-name="P4"><text:span text:style-name="T1"><text:s text:c="16"/></text:span><text:span text:style-name="T5">try</text:span><text:span text:style-name="T1"> {</text:span></text:p>
      <text:p text:style-name="P1"><text:s text:c="20"/>inputStream.close();</text:p>
      <text:p text:style-name="P4"><text:span text:style-name="T1"><text:s text:c="16"/>} </text:span><text:span text:style-name="T5">catch</text:span><text:span text:style-name="T1"> (IOException e) {</text:span></text:p>
      <text:p text:style-name="P4"><text:span text:style-name="T1"><text:s text:c="20"/></text:span><text:span text:style-name="T9">// </text:span><text:span text:style-name="T10">TODO</text:span><text:span text:style-name="T9"> Auto-generated catch block</text:span></text:p>
      <text:p text:style-name="P1"><text:s text:c="20"/>e.printStackTrace();</text:p>
      <text:p text:style-name="P1"><text:s text:c="16"/>}</text:p>
      <text:p text:style-name="P4"><text:span text:style-name="T1"><text:s text:c="16"/></text:span><text:span text:style-name="T5">if</text:span><text:span text:style-name="T1"> (inChannel != </text:span><text:span text:style-name="T5">null</text:span><text:span text:style-name="T1">) {</text:span></text:p>
      <text:p text:style-name="P4"><text:span text:style-name="T1"><text:s text:c="20"/></text:span><text:span text:style-name="T5">try</text:span><text:span text:style-name="T1"> {</text:span></text:p>
      <text:p text:style-name="P1"><text:s text:c="24"/>inChannel.close();</text:p>
      <text:p text:style-name="P4"><text:span text:style-name="T1"><text:s text:c="20"/>} </text:span><text:span text:style-name="T5">catch</text:span><text:span text:style-name="T1"> (IOException e) {</text:span></text:p>
      <text:p text:style-name="P4"><text:span text:style-name="T1"><text:s text:c="24"/></text:span><text:span text:style-name="T9">// </text:span><text:span text:style-name="T10">TODO</text:span><text:span text:style-name="T9"> Auto-generated catch block</text:span></text:p>
      <text:p text:style-name="P1"><text:s text:c="24"/>e.printStackTrace();</text:p>
      <text:p text:style-name="P1"><text:s text:c="20"/>}</text:p>
      <text:p text:style-name="P1"><text:s text:c="16"/>}</text:p>
      <text:p text:style-name="P4"/>
      <text:p text:style-name="P1"><text:s text:c="12"/>}</text:p>
      <text:p text:style-name="P4"><text:span text:style-name="T1"><text:s text:c="12"/></text:span><text:span text:style-name="T5">if</text:span><text:span text:style-name="T1"> (outputStream != </text:span><text:span text:style-name="T5">null</text:span><text:span text:style-name="T1">) {</text:span></text:p>
      <text:p text:style-name="P4"><text:span text:style-name="T1"><text:s text:c="16"/></text:span><text:span text:style-name="T5">try</text:span><text:span text:style-name="T1"> {</text:span></text:p>
      <text:p text:style-name="P1"><text:s text:c="20"/>outputStream.close();</text:p>
      <text:p text:style-name="P4"><text:span text:style-name="T1"><text:s text:c="16"/>} </text:span><text:span text:style-name="T5">catch</text:span><text:span text:style-name="T1"> (IOException e) {</text:span></text:p>
      <text:p text:style-name="P4"><text:span text:style-name="T1"><text:s text:c="20"/></text:span><text:span text:style-name="T9">// </text:span><text:span text:style-name="T10">TODO</text:span><text:span text:style-name="T9"> Auto-generated catch block</text:span></text:p>
      <text:p text:style-name="P1"><text:s text:c="20"/>e.printStackTrace();</text:p>
      <text:p text:style-name="P1"><text:s text:c="16"/>}</text:p>
      <text:p text:style-name="P1"><text:soft-page-break/><text:s text:c="12"/>}</text:p>
      <text:p text:style-name="P4"><text:span text:style-name="T1"><text:s text:c="12"/></text:span><text:span text:style-name="T5">if</text:span><text:span text:style-name="T1"> (outChannel != </text:span><text:span text:style-name="T5">null</text:span><text:span text:style-name="T1">) {</text:span></text:p>
      <text:p text:style-name="P4"><text:span text:style-name="T1"><text:s text:c="16"/></text:span><text:span text:style-name="T5">try</text:span><text:span text:style-name="T1"> {</text:span></text:p>
      <text:p text:style-name="P1"><text:s text:c="20"/>outChannel.close();</text:p>
      <text:p text:style-name="P4"><text:span text:style-name="T1"><text:s text:c="16"/>} </text:span><text:span text:style-name="T5">catch</text:span><text:span text:style-name="T1"> (IOException e) {</text:span></text:p>
      <text:p text:style-name="P4"><text:span text:style-name="T1"><text:s text:c="20"/></text:span><text:span text:style-name="T9">// </text:span><text:span text:style-name="T10">TODO</text:span><text:span text:style-name="T9"> Auto-generated catch block</text:span></text:p>
      <text:p text:style-name="P1"><text:s text:c="20"/>e.printStackTrace();</text:p>
      <text:p text:style-name="P1"><text:s text:c="16"/>}</text:p>
      <text:p text:style-name="P1"><text:s text:c="12"/>}</text:p>
      <text:p text:style-name="P1"><text:s text:c="8"/>}</text:p>
      <text:p text:style-name="P4"/>
      <text:p text:style-name="P4"><text:span text:style-name="T1"><text:s text:c="8"/>System.</text:span><text:span text:style-name="T7">out</text:span><text:span text:style-name="T1">.println(</text:span><text:span text:style-name="T8">"copyFileByChannel END time "</text:span><text:span text:style-name="T1"> + System.</text:span><text:span text:style-name="T2">currentTimeMillis</text:span><text:span text:style-name="T1">());</text:span></text:p>
      <text:p text:style-name="P4"/>
      <text:p text:style-name="P1"><text:s text:c="4"/>}</text:p>
      <text:p text:style-name="P4"/>
      <text:p text:style-name="P4"><text:span text:style-name="T1"><text:s text:c="4"/></text:span><text:span text:style-name="T5">public</text:span><text:span text:style-name="T1"> </text:span><text:span text:style-name="T5">static</text:span><text:span text:style-name="T1"> </text:span><text:span text:style-name="T5">void</text:span><text:span text:style-name="T1"> main(String[] args) {</text:span></text:p>
      <text:p text:style-name="P4"/>
      <text:p text:style-name="P4"><text:span text:style-name="T1"><text:s text:c="8"/></text:span><text:span text:style-name="T9">// copyFileByStream();</text:span></text:p>
      <text:p text:style-name="P1"><text:s text:c="8"/><text:span text:style-name="T11">copyFileByChannel</text:span>();</text:p>
      <text:p text:style-name="P1"><text:s text:c="4"/>}</text:p>
      <text:p text:style-name="P4"/>
      <text:p text:style-name="P1">}</text:p>
      <text:p text:style-name="P1"><text:span text:style-name="T7">SrcFile1 ：</text:span></text:p>
      <text:p text:style-name="P1"/>
      <text:p text:style-name="P1">copyFileByStream <text:s/>START time 1381196732467</text:p>
      <text:p text:style-name="P3"><text:span text:style-name="T4">copyFileByStream <text:s/>END time 1381196773249</text:span></text:p>
      <text:p text:style-name="P3"><text:span text:style-name="T4"/></text:p>
      <text:p text:style-name="P3"><text:span text:style-name="T4">耗时40782</text:span></text:p>
      <text:p text:style-name="P3"><text:span text:style-name="T4"/></text:p>
      <text:p text:style-name="P1">copyFileByChannel START time 1381198899181</text:p>
      <text:p text:style-name="P3"><text:span text:style-name="T4">copyFileByChannel END time 1381198938429</text:span></text:p>
      <text:p text:style-name="P3"><text:span text:style-name="T4"/></text:p>
      <text:p text:style-name="P3"><text:span text:style-name="T4">耗时39248</text:span></text:p>
      <text:p text:style-name="P3"><text:span text:style-name="T4"/></text:p>
      <text:p text:style-name="P3"><text:span text:style-name="T4"/></text:p>
      <text:p text:style-name="P1"><text:span text:style-name="T7">SrcFile2：</text:span></text:p>
      <text:p text:style-name="P1"><text:span text:style-name="T7"/></text:p>
      <text:p text:style-name="P1"><text:span text:style-name="T11">copyFileByStream START time 1381199208945</text:span></text:p>
      <text:p text:style-name="P1">copyFileByStream END time 1381199209162</text:p>
      <text:p text:style-name="P1"><text:span text:style-name="T7"/></text:p>
      <text:p text:style-name="P2">耗时 217</text:p>
      <text:p text:style-name="P2"/>
      <text:p text:style-name="P2">copyFileByChannel START time 1381199282946</text:p>
      <text:p text:style-name="P1">copyFileByChannel END time 1381199282971</text:p>
      <text:p text:style-name="P1"><text:span text:style-name="T12"/></text:p>
      <text:p text:style-name="P1"><text:span text:style-name="T12">耗时 25</text:span></text:p>
      <text:p text:style-name="P1"><text:span text:style-name="T12"/></text:p>
      <text:p text:style-name="P1"><text:span text:style-name="T12">copyFileByBufferedStream START time 1381199533155</text:span></text:p>
      <text:p text:style-name="P1">copyFileByBufferedStream END time 1381199533191</text:p>
      <text:p text:style-name="P1"><text:span text:style-name="T12"/></text:p>
      <text:p text:style-name="P1"><text:span text:style-name="T12">耗时 36</text:span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>手机测试，外部缓存1M</text:span></text:p>
      <text:p text:style-name="P1"><text:span text:style-name="T12"/></text:p>
      <text:p text:style-name="P1"><text:span text:style-name="T12">I/leiyong ( 1791): copyFileByBufferedStream START time 1381202685631</text:span></text:p>
      <text:p text:style-name="P1"><text:span text:style-name="T12">I/leiyong ( 1791): copyFileByBufferedStream END time 1381202689438</text:span></text:p>
      <text:p text:style-name="P1"><text:span text:style-name="T12"/></text:p>
      <text:p text:style-name="P1"><text:span text:style-name="T12">耗时 3807</text:span></text:p>
      <text:p text:style-name="P1"><text:span text:style-name="T12"/></text:p>
      <text:p text:style-name="P1"><text:soft-page-break/><text:span text:style-name="T12">I/leiyong ( 1791): copyFileByChannel START time 1381202689438</text:span></text:p>
      <text:p text:style-name="P1"><text:span text:style-name="T12">I/leiyong ( 1791): copyFileByChannel END time 1381202693448</text:span></text:p>
      <text:p text:style-name="P1"><text:span text:style-name="T12">耗时 4010</text:span></text:p>
      <text:p text:style-name="P1"><text:span text:style-name="T12"/></text:p>
      <text:p text:style-name="P1"><text:span text:style-name="T12">I/leiyong ( 1791): copyFileByStream START time 1381202693448</text:span></text:p>
      <text:p text:style-name="P1"><text:span text:style-name="T12">I/leiyong ( 1791): copyFileByStream END time 1381202700134</text:span></text:p>
      <text:p text:style-name="P1"><text:span text:style-name="T12"/></text:p>
      <text:p text:style-name="P1"><text:span text:style-name="T12">耗时6686</text:span></text:p>
      <text:p text:style-name="P1"><text:span text:style-name="T12"/></text:p>
      <text:p text:style-name="P1"><text:span text:style-name="T12">手机测试，外部缓存8K</text:span></text:p>
      <text:p text:style-name="P1"><text:span text:style-name="T12"/></text:p>
      <text:p text:style-name="P1"><text:span text:style-name="T12">I/leiyong ( 2432): copyFileByBufferedStream START time 1381203037641</text:span></text:p>
      <text:p text:style-name="P1"><text:span text:style-name="T12">I/leiyong ( 2432): copyFileByBufferedStream END time 1381203040552</text:span></text:p>
      <text:p text:style-name="P1"><text:span text:style-name="T12"/></text:p>
      <text:p text:style-name="P1"><text:span text:style-name="T12">耗时2911</text:span></text:p>
      <text:p text:style-name="P1"><text:span text:style-name="T12"/></text:p>
      <text:p text:style-name="P1"><text:span text:style-name="T12">I/leiyong ( 3501): copyFileByBufferedStream START time 1381203316753</text:span></text:p>
      <text:p text:style-name="P1"><text:span text:style-name="T12">I/leiyong ( 3501): copyFileByBufferedStream END time 1381203319635</text:span></text:p>
      <text:p text:style-name="P1"><text:span text:style-name="T12">耗时2882</text:span></text:p>
      <text:p text:style-name="P1"><text:span text:style-name="T12"/></text:p>
      <text:p text:style-name="P1"><text:span text:style-name="T12">I/leiyong ( 2805): copyFileByChannel START time 1381203175892</text:span></text:p>
      <text:p text:style-name="P1"><text:span text:style-name="T12">I/leiyong ( 2805): copyFileByChannel END time 1381203178163</text:span></text:p>
      <text:p text:style-name="P1"><text:span text:style-name="T12"/></text:p>
      <text:p text:style-name="P1"><text:span text:style-name="T12">耗时2271</text:span></text:p>
      <text:p text:style-name="P1"><text:span text:style-name="T12"/></text:p>
      <text:p text:style-name="P1"><text:span text:style-name="T12">I/leiyong ( 3127): copyFileByStream START time 1381203247690</text:span></text:p>
      <text:p text:style-name="P1"><text:span text:style-name="T12">I/leiyong ( 3127): copyFileByStream END time 1381203250033</text:span></text:p>
      <text:p text:style-name="P1"><text:span text:style-name="T12"/></text:p>
      <text:p text:style-name="P1"><text:span text:style-name="T12">耗时2343</text:span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iyong </meta:initial-creator>
    <meta:creation-date>2013-10-08T09:47:18</meta:creation-date>
    <dc:date>2013-10-08T11:35:40</dc:date>
    <dc:creator>leiyong </dc:creator>
    <meta:editing-duration>PT01H48M23S</meta:editing-duration>
    <meta:editing-cycles>24</meta:editing-cycles>
    <meta:generator>OpenOffice.org/3.2$Unix OpenOffice.org_project/320m12$Build-9483</meta:generator>
    <meta:document-statistic meta:table-count="0" meta:image-count="0" meta:object-count="0" meta:page-count="4" meta:paragraph-count="155" meta:word-count="544" meta:character-count="5997"/>
  </office:meta>
</office:document-meta>
</file>